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ort Vector Machines &amp; Rapidminer Notes</text:p>
      <text:p text:style-name="P4"/>
      <text:p text:style-name="P4"/>
      <text:p text:style-name="P4"/>
      <text:p text:style-name="P4">Retrieve operator (load data) → Nominal to Numerical operator (SVM cannot take nominal attributes) → SVM</text:p>
      <text:p text:style-name="P4"/>
      <text:p text:style-name="P4"/>
      <text:p text:style-name="P4">Testing and training set obviously in the same format.</text:p>
      <text:p text:style-name="P4"/>
      <text:p text:style-name="P4"/>
      <text:p text:style-name="P4">Scale Training/Test set (avoid attributes in greater numeric ranges dominating those in smaller numeric ranges + avoid difficulties during calculation) check/uncheck scale parameter</text:p>
      <text:p text:style-name="P4"/>
      <text:p text:style-name="P4">representation of three-category attribute {overcast, sunny, rain}:</text:p>
      <text:p text:style-name="P4">(0, 0, 1), (0, 1, 0), (1, 0, 0)</text:p>
      <text:p text:style-name="P4">→ use n numbers to represent an n-category attribute (set coding type in Nom to Num to 'dummy type')</text:p>
      <text:p text:style-name="P4">if number of values is not too large this is more stable</text:p>
      <text:p text:style-name="P4"/>
      <text:p text:style-name="P4"/>
      <text:p text:style-name="P4"/>
      <text:p text:style-name="P2"><text:span text:style-name="T1">understand</text:span><text:span text:style-name="T2"> the parameters of kernel type (makes great difference in result)</text:span></text:p>
      <text:p text:style-name="P5">→ choose most suitable kernel type for data set</text:p>
      <text:p text:style-name="P5"/>
      <text:p text:style-name="P5">Cross-validation used to find best values for parameters</text:p>
      <text:p text:style-name="P5"/>
      <text:p text:style-name="P5"/>
      <text:p text:style-name="P3">Our Vector Representation</text:p>
      <text:p text:style-name="P5"/>
      <text:p text:style-name="P6">TODO</text:p>
      <text:p text:style-name="P5">write prolog program to convert data into the feature vector format</text:p>
      <text:p text:style-name="P5"/>
      <text:p text:style-name="P5"/>
      <text:p text:style-name="P2"><text:span text:style-name="T1">car predicates:</text:span><text:span text:style-name="T2"> 17 with possibility to reduce</text:span></text:p>
      <text:p text:style-name="P5"/>
      <text:p text:style-name="P5">long(C)</text:p>
      <text:p text:style-name="P5">short(C)</text:p>
      <text:p text:style-name="P5"/>
      <text:p text:style-name="P5">ellipse(C)</text:p>
      <text:p text:style-name="P5">hexagon(C)</text:p>
      <text:p text:style-name="P5">rectangle(C)</text:p>
      <text:p text:style-name="P5">u_shaped(C)</text:p>
      <text:p text:style-name="P5">bucket(C)</text:p>
      <text:p text:style-name="P5"/>
      <text:p text:style-name="P5">no_roof(C)</text:p>
      <text:p text:style-name="P5">flat_roof(C)</text:p>
      <text:p text:style-name="P5">peaked_roof(C)</text:p>
      <text:p text:style-name="P5">arc_roof(C)</text:p>
      <text:p text:style-name="P5"/>
      <text:p text:style-name="P5"><text:soft-page-break/>circle_load(C)</text:p>
      <text:p text:style-name="P5">rectangle_load(C)</text:p>
      <text:p text:style-name="P5">triangle_load(C)</text:p>
      <text:p text:style-name="P5"/>
      <text:p text:style-name="P5">one_load(C)</text:p>
      <text:p text:style-name="P5">two_load(C)</text:p>
      <text:p text:style-name="P5">three_load(C)</text:p>
      <text:p text:style-name="P5"/>
      <text:p text:style-name="P2"><text:span text:style-name="T1">train predicates:</text:span><text:span text:style-name="T2"> 3, with possibility to extend</text:span></text:p>
      <text:p text:style-name="P5"/>
      <text:p text:style-name="P5">train_2(T)</text:p>
      <text:p text:style-name="P5">train_3(T)</text:p>
      <text:p text:style-name="P5">train_4(T)</text:p>
      <text:p text:style-name="P5"/>
      <text:p text:style-name="P5"/>
      <text:p text:style-name="P6">Number of elements of feature vector:</text:p>
      <text:p text:style-name="P5"/>
      <text:p text:style-name="P5">17*16 = 272 (all defined for train)</text:p>
      <text:p text:style-name="P5">(all possible unordered pairs of car predicates, e.g. ellipse_triangle_load</text:p>
      <text:p text:style-name="P5">→ if an ellipse shaped car of a train carries a triangle load it is 1, 0 otherwise)</text:p>
      <text:p text:style-name="P5"/>
      <text:p text:style-name="P5">17*17 = 289</text:p>
      <text:p text:style-name="P5">(all possible ordered pairs using relation infront(T,C1,C2), e.g. u_shaped_infront_peaked_roof)</text:p>
      <text:p text:style-name="P5"/>
      <text:p text:style-name="P5"/>
      <text:p text:style-name="P5">17 car predicates (all defined for train)</text:p>
      <text:p text:style-name="P5"/>
      <text:p text:style-name="P5">3 train predicates</text:p>
      <text:p text:style-name="P5"/>
      <text:p text:style-name="P5">→ 272 + 289 + 17 + 3 = 581 </text:p>
      <text:p text:style-name="P5"/>
      <text:p text:style-name="P5"/>
      <text:p text:style-name="P5">The feature vector of a train does not capture all the information that is in the original Prolog representation.</text:p>
      <text:p text:style-name="P5">Possibility to combine all unordered triplets → however, features are too specific and therefore likely to be less useful (rarely value 1).</text:p>
      <text:p text:style-name="P5"/>
      <text:p text:style-name="P5"/>
      <text:p text:style-name="P5"/>
      <text:p text:style-name="P7"/>
      <text:p text:style-name="P5"/>
      <text:p text:style-name="P5"/>
      <text:p text:style-name="P5">Testset begründen</text:p>
      <text:p text:style-name="P5"/>
      <text:p text:style-name="P5">aleph metag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6T09:26:03.75</meta:creation-date>
    <dc:date>2017-06-29T23:57:11.99</dc:date>
    <meta:editing-duration>PT13H40M3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2" meta:paragraph-count="49" meta:word-count="295" meta:character-count="1931"/>
  </office:meta>
</office:document-meta>
</file>